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paragraph-rsid="00215c8b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>
      <style:text-properties officeooo:rsid="00215c8b" officeooo:paragraph-rsid="00215c8b"/>
    </style:style>
    <style:style style:name="P7" style:family="paragraph" style:parent-style-name="Heading_20_2">
      <style:text-properties officeooo:rsid="00210310" officeooo:paragraph-rsid="00210310"/>
    </style:style>
    <style:style style:name="P8" style:family="paragraph" style:parent-style-name="Text_20_body">
      <style:text-properties officeooo:paragraph-rsid="00210310"/>
    </style:style>
    <style:style style:name="P9" style:family="paragraph" style:parent-style-name="Heading_20_1">
      <style:text-properties officeooo:rsid="00210310" officeooo:paragraph-rsid="00210310"/>
    </style:style>
    <style:style style:name="T1" style:family="text">
      <style:text-properties officeooo:rsid="00215c8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baStudios, </text:p>
      <text:p text:style-name="P1"><text:span text:style-name="T1">Software Solutions</text:span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2">Índice</text:p>
          </text:index-title>
          <text:p text:style-name="P3"><text:a xlink:type="simple" xlink:href="#__RefHeading___Toc7_800197524" text:style-name="Index_20_Link" text:visited-style-name="Index_20_Link">1 Resumen<text:tab/>4</text:a></text:p>
          <text:p text:style-name="P4"><text:a xlink:type="simple" xlink:href="#__RefHeading___Toc9_800197524" text:style-name="Index_20_Link" text:visited-style-name="Index_20_Link">1.1 Ubicación<text:tab/>4</text:a></text:p>
          <text:p text:style-name="P4"><text:a xlink:type="simple" xlink:href="#__RefHeading___Toc11_800197524" text:style-name="Index_20_Link" text:visited-style-name="Index_20_Link">1.2 Breve historia<text:tab/>4</text:a></text:p>
          <text:p text:style-name="P4"><text:a xlink:type="simple" xlink:href="#__RefHeading___Toc13_800197524" text:style-name="Index_20_Link" text:visited-style-name="Index_20_Link">1.3 Valor que ofrece<text:tab/>4</text:a></text:p>
          <text:p text:style-name="P3"><text:a xlink:type="simple" xlink:href="#__RefHeading___Toc15_800197524" text:style-name="Index_20_Link" text:visited-style-name="Index_20_Link">2 Público objetivo<text:tab/>4</text:a></text:p>
          <text:p text:style-name="P3"><text:a xlink:type="simple" xlink:href="#__RefHeading___Toc17_800197524" text:style-name="Index_20_Link" text:visited-style-name="Index_20_Link">3 Estructura de la compañía<text:tab/>4</text:a></text:p>
          <text:p text:style-name="P4"><text:a xlink:type="simple" xlink:href="#__RefHeading___Toc19_800197524" text:style-name="Index_20_Link" text:visited-style-name="Index_20_Link">3.1 Tipo de empresa<text:tab/>4</text:a></text:p>
          <text:p text:style-name="P4"><text:a xlink:type="simple" xlink:href="#__RefHeading___Toc21_800197524" text:style-name="Index_20_Link" text:visited-style-name="Index_20_Link">3.2 Equipo directivo y propietarios<text:tab/>4</text:a></text:p>
          <text:p text:style-name="P3"><text:a xlink:type="simple" xlink:href="#__RefHeading___Toc23_800197524" text:style-name="Index_20_Link" text:visited-style-name="Index_20_Link">4 Misión, visión y valores<text:tab/>4</text:a></text:p>
          <text:p text:style-name="P3"><text:a xlink:type="simple" xlink:href="#__RefHeading___Toc25_800197524" text:style-name="Index_20_Link" text:visited-style-name="Index_20_Link">5 Metas financieras<text:tab/>4</text:a></text:p>
          <text:p text:style-name="P3"><text:a xlink:type="simple" xlink:href="#__RefHeading___Toc27_800197524" text:style-name="Index_20_Link" text:visited-style-name="Index_20_Link">6 Análisis de la industria y ventajas competitivas<text:tab/>4</text:a></text:p>
          <text:p text:style-name="P3"><text:a xlink:type="simple" xlink:href="#__RefHeading___Toc29_800197524" text:style-name="Index_20_Link" text:visited-style-name="Index_20_Link">7 Productos o servicios<text:tab/>4</text:a></text:p>
          <text:p text:style-name="P3"><text:a xlink:type="simple" xlink:href="#__RefHeading___Toc31_800197524" text:style-name="Index_20_Link" text:visited-style-name="Index_20_Link">8 Departamentos<text:tab/>4</text:a></text:p>
          <text:p text:style-name="P3"><text:a xlink:type="simple" xlink:href="#__RefHeading___Toc33_800197524" text:style-name="Index_20_Link" text:visited-style-name="Index_20_Link">9 Personal<text:tab/>4</text:a></text:p>
          <text:p text:style-name="P3"><text:a xlink:type="simple" xlink:href="#__RefHeading___Toc35_800197524" text:style-name="Index_20_Link" text:visited-style-name="Index_20_Link">10 Proveedores y clientes<text:tab/>4</text:a></text:p>
        </text:index-body>
      </text:table-of-content>
      <text:p text:style-name="Text_20_body"/>
      <text:h text:style-name="P5" text:outline-level="1"><text:bookmark-start text:name="__RefHeading___Toc7_800197524"/>Resumen<text:bookmark-end text:name="__RefHeading___Toc7_800197524"/></text:h>
      <text:p text:style-name="P6">LebaStudios, Software Solutions es una empresa dedicada al desarrollo de software tanto para empresas como particulares</text:p>
      <text:h text:style-name="P7" text:outline-level="2"><text:bookmark-start text:name="__RefHeading___Toc9_800197524"/>Ubicación<text:bookmark-end text:name="__RefHeading___Toc9_800197524"/></text:h>
      <text:p text:style-name="P8"/>
      <text:h text:style-name="P7" text:outline-level="2"><text:bookmark-start text:name="__RefHeading___Toc11_800197524"/>Breve historia<text:bookmark-end text:name="__RefHeading___Toc11_800197524"/></text:h>
      <text:h text:style-name="P7" text:outline-level="2"><text:bookmark-start text:name="__RefHeading___Toc13_800197524"/>Valor que ofrece<text:bookmark-end text:name="__RefHeading___Toc13_800197524"/></text:h>
      <text:h text:style-name="P9" text:outline-level="1"><text:bookmark-start text:name="__RefHeading___Toc15_800197524"/>Público objetivo<text:bookmark-end text:name="__RefHeading___Toc15_800197524"/></text:h>
      <text:h text:style-name="P9" text:outline-level="1"><text:bookmark-start text:name="__RefHeading___Toc17_800197524"/>Estructura de la compañía<text:bookmark-end text:name="__RefHeading___Toc17_800197524"/></text:h>
      <text:h text:style-name="Heading_20_2" text:outline-level="2"><text:bookmark-start text:name="__RefHeading___Toc19_800197524"/>Tipo de empresa<text:bookmark-end text:name="__RefHeading___Toc19_800197524"/></text:h>
      <text:h text:style-name="P7" text:outline-level="2"><text:bookmark-start text:name="__RefHeading___Toc21_800197524"/>Equipo directivo y propietarios<text:bookmark-end text:name="__RefHeading___Toc21_800197524"/></text:h>
      <text:h text:style-name="P9" text:outline-level="1"><text:bookmark-start text:name="__RefHeading___Toc23_800197524"/>Misión, visión y valores<text:bookmark-end text:name="__RefHeading___Toc23_800197524"/></text:h>
      <text:h text:style-name="P9" text:outline-level="1"><text:bookmark-start text:name="__RefHeading___Toc25_800197524"/>Metas financieras<text:bookmark-end text:name="__RefHeading___Toc25_800197524"/></text:h>
      <text:h text:style-name="P9" text:outline-level="1"><text:bookmark-start text:name="__RefHeading___Toc27_800197524"/>Análisis de la industria y ventajas competitivas<text:bookmark-end text:name="__RefHeading___Toc27_800197524"/></text:h>
      <text:h text:style-name="P9" text:outline-level="1"><text:bookmark-start text:name="__RefHeading___Toc29_800197524"/>Productos o servicios<text:bookmark-end text:name="__RefHeading___Toc29_800197524"/></text:h>
      <text:h text:style-name="P9" text:outline-level="1"><text:bookmark-start text:name="__RefHeading___Toc31_800197524"/>Departamentos<text:bookmark-end text:name="__RefHeading___Toc31_800197524"/></text:h>
      <text:h text:style-name="P9" text:outline-level="1"><text:bookmark-start text:name="__RefHeading___Toc33_800197524"/>Personal<text:bookmark-end text:name="__RefHeading___Toc33_800197524"/></text:h>
      <text:h text:style-name="P9" text:outline-level="1"><text:bookmark-start text:name="__RefHeading___Toc35_800197524"/>Proveedores y clientes<text:bookmark-end text:name="__RefHeading___Toc35_800197524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/>
    <style:master-page style:name="Index" style:page-layout-name="Mpm1" draw:style-name="Mdp1"/>
    <style:master-page style:name="First_20_Page" style:display-name="First Page" style:page-layout-name="Mpm1" draw:style-name="Mdp1" style:next-style-name="Index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2:13:46.348000000</meta:creation-date>
    <dc:date>2024-10-03T12:51:35.067000000</dc:date>
    <meta:editing-duration>PT15M44S</meta:editing-duration>
    <meta:editing-cycles>2</meta:editing-cycles>
    <meta:generator>LibreOffice/24.8.0.3$Windows_X86_64 LibreOffice_project/0bdf1299c94fe897b119f97f3c613e9dca6be583</meta:generator>
    <meta:document-statistic meta:table-count="0" meta:image-count="0" meta:object-count="0" meta:page-count="3" meta:paragraph-count="34" meta:word-count="147" meta:character-count="825" meta:non-whitespace-character-count="726"/>
  </office:meta>
</office:document-meta>
</file>